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2000001E8A1AC8AE6.png" manifest:media-type="image/png"/>
  <manifest:file-entry manifest:full-path="Pictures/10000201000002440000009BCE88D73D.png" manifest:media-type="image/png"/>
  <manifest:file-entry manifest:full-path="Pictures/100002010000045D0000011355B4921F.png" manifest:media-type="image/png"/>
  <manifest:file-entry manifest:full-path="Pictures/1000020100000516000002066628DDC4.png" manifest:media-type="image/png"/>
  <manifest:file-entry manifest:full-path="Pictures/100002010000055400000155380A676B.png" manifest:media-type="image/png"/>
  <manifest:file-entry manifest:full-path="Pictures/100002010000054F00000137842703C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889cm" draw:z-index="0"><draw:image xlink:href="Pictures/100002010000054F00000137842703CF.png" xlink:type="simple" xlink:show="embed" xlink:actuate="onLoad"/></draw:frame></text:p>
      <text:p text:style-name="Standard"><draw:frame draw:style-name="fr1" draw:name="Imagem2" text:anchor-type="paragraph" svg:width="17cm" svg:height="4.249cm" draw:z-index="1"><draw:image xlink:href="Pictures/100002010000055400000155380A676B.png" xlink:type="simple" xlink:show="embed" xlink:actuate="onLoad"/></draw:frame></text:p>
      <text:p text:style-name="Standard"><draw:frame draw:style-name="fr1" draw:name="Imagem3" text:anchor-type="paragraph" svg:width="17cm" svg:height="6.763cm" draw:z-index="2"><draw:image xlink:href="Pictures/1000020100000516000002066628DDC4.png" xlink:type="simple" xlink:show="embed" xlink:actuate="onLoad"/></draw:frame></text:p>
      <text:p text:style-name="Standard"><draw:frame draw:style-name="fr2" draw:name="Imagem4" text:anchor-type="paragraph" svg:width="15.348cm" svg:height="4.101cm" draw:z-index="3"><draw:image xlink:href="Pictures/10000201000002440000009BCE88D73D.png" xlink:type="simple" xlink:show="embed" xlink:actuate="onLoad"/></draw:frame><draw:frame draw:style-name="fr3" draw:name="Imagem5" text:anchor-type="paragraph" svg:x="0.023cm" svg:y="3.969cm" svg:width="17cm" svg:height="4.186cm" draw:z-index="4"><draw:image xlink:href="Pictures/100002010000045D0000011355B4921F.png" xlink:type="simple" xlink:show="embed" xlink:actuate="onLoad"/></draw:frame></text:p>
      <text:p text:style-name="Standard"/>
      <text:p text:style-name="Standard"><draw:frame draw:style-name="fr1" draw:name="Imagem6" text:anchor-type="paragraph" svg:width="17cm" svg:height="8.483cm" draw:z-index="5"><draw:image xlink:href="Pictures/10000201000003D2000001E8A1AC8AE6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6:07:31.066000000</meta:creation-date>
    <dc:date>2018-04-02T16:09:32.547000000</dc:date>
    <meta:editing-duration>P0D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